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11T13:34:06.063798649</dc:date>
    <meta:editing-cycles>30</meta:editing-cycles>
    <meta:editing-duration>PT1H23M4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1.35299025036549">
                <text:p>1.35299025036549</text:p>
              </table:table-cell>
              <table:table-cell office:value-type="float" office:value="-1.35299025036549">
                <text:p>-1.35299025036549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5">
                <text:p>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3.26640741219094">
                <text:p>3.26640741219094</text:p>
              </table:table-cell>
              <table:table-cell office:value-type="float" office:value="-3.26640741219094">
                <text:p>-3.26640741219094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2.16489014058873E-016">
                <text:p>2.16489014058873E-016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1.35299025036549">
                <text:p>-1.35299025036549</text:p>
              </table:table-cell>
              <table:table-cell office:value-type="float" office:value="-1.35299025036549">
                <text:p>-1.35299025036549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3.06161699786838E-016">
                <text:p>-3.06161699786838E-016</text:p>
              </table:table-cell>
              <table:table-cell office:value-type="float" office:value="-3.74939945665464E-032">
                <text:p>-3.74939945665464E-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299025036549">
                <text:p>1.35299025036549</text:p>
              </table:table-cell>
              <table:table-cell office:value-type="float" office:value="-1.35299025036549">
                <text:p>-1.3529902503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